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425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Time Tak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ile Size (bytes)</text:p>
          </table:table-cell>
          <table:table-cell office:value-type="string">
            <text:p>RSA</text:p>
          </table:table-cell>
          <table:table-cell office:value-type="string">
            <text:p>AES</text:p>
          </table:table-cell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3"/>
          <table:table-cell office:value-type="float" office:value="3096">
            <text:p>3096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3"/>
          <table:table-cell table:style-name="ce1" office:value-type="float" office:value="39691">
            <text:p>39691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>
            <draw:frame table:end-cell-address="Sheet1.I31" table:end-x="0.485in" table:end-y="0.1441in" draw:z-index="0" draw:style-name="gr1" draw:text-style-name="P1" svg:width="6.2925in" svg:height="3.5425in" svg:x="0.6646in" svg:y="0.1614in">
              <draw:object draw:notify-on-update-of-ranges="Sheet1.E5:Sheet1.E6 Sheet1.E7:Sheet1.E9 Sheet1.F5:Sheet1.F6 Sheet1.F7:Sheet1.F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AES_time" table:target-range-address="Sheet1.F7:Sheet1.F9"/>
        <table:database-range table:name="FlieSize" table:target-range-address="Sheet1.D7:Sheet1.D9" table:on-update-keep-styles="true" table:on-update-keep-size="false"/>
        <table:database-range table:name="RSA_time" table:target-range-address="Sheet1.E7:Sheet1.E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4/23/2015</text:date>, <text:time>02:4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ng jx</meta:initial-creator>
    <meta:creation-date>2015-04-23T02:06:36.80</meta:creation-date>
    <dc:date>2015-04-23T02:46:37.03</dc:date>
    <dc:creator>Wong jx</dc:creator>
    <meta:editing-duration>PT24M50S</meta:editing-duration>
    <meta:editing-cycles>1</meta:editing-cycles>
    <meta:document-statistic meta:table-count="3" meta:cell-count="13" meta:object-count="1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4cm" svg:height="8.999cm" xlink:href=".." xlink:type="simple" chart:class="chart:line" chart:style-name="ch1">
        <chart:legend chart:legend-position="end" svg:x="12.058cm" svg:y="3.945cm" style:legend-expansion="high" chart:style-name="ch2"/>
        <chart:plot-area chart:style-name="ch3" table:cell-range-address="Sheet1.E5:Sheet1.F9" chart:data-source-has-labels="row" svg:x="0.769cm" svg:y="0.851cm" svg:width="10.651cm" svg:height="6.998cm">
          <chartooo:coordinate-region svg:x="1.592cm" svg:y="1.053cm" svg:width="9.731cm" svg:height="6.143cm"/>
          <chart:axis chart:dimension="x" chart:name="primary-x" chart:style-name="ch4">
            <chart:title svg:x="4.925cm" svg:y="8.028cm" chart:style-name="ch5">
              <text:p>File Size (bytes)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E7:Sheet1.E9" chart:label-cell-address="Sheet1.E5:Sheet1.E6" chart:class="chart:line">
            <chart:data-point chart:repeated="3"/>
          </chart:series>
          <chart:series chart:style-name="ch8" chart:values-cell-range-address="Sheet1.F7:Sheet1.F9" chart:label-cell-address="Sheet1.F5:Sheet1.F6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 RSA</text:p>
                <text:list>
                  <text:list-item>
                    <text:p>Time Taken</text:p>
                  </text:list-item>
                  <text:list-item>
                    <text:p>RSA</text:p>
                  </text:list-item>
                </text:list>
                <draw:g>
                  <svg:desc>Sheet1.E5:Sheet1.E6</svg:desc>
                </draw:g>
              </table:table-cell>
              <table:table-cell office:value-type="string">
                <text:p>AES</text:p>
                <text:list>
                  <text:list-item>
                    <text:p/>
                  </text:list-item>
                  <text:list-item>
                    <text:p>AES</text:p>
                  </text:list-item>
                </text:list>
                <draw:g>
                  <svg:desc>Sheet1.F5:Sheet1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E7:Sheet1.E9</svg:desc>
                </draw:g>
              </table:table-cell>
              <table:table-cell office:value-type="float" office:value="20">
                <text:p>20</text:p>
                <draw:g>
                  <svg:desc>Sheet1.F7:Sheet1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